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uraCode Nerd Font" svg:font-family="'FuraCode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uraCode Nerd Font" fo:font-size="10pt" officeooo:rsid="002f8376" officeooo:paragraph-rsid="00575df0" style:font-size-asian="10pt" style:font-size-complex="10pt"/>
    </style:style>
    <style:style style:name="P2" style:family="paragraph" style:parent-style-name="Standard" style:list-style-name="L2">
      <style:paragraph-properties fo:line-height="150%"/>
      <style:text-properties officeooo:paragraph-rsid="0025e96f"/>
    </style:style>
    <style:style style:name="P3" style:family="paragraph" style:parent-style-name="Standard" style:list-style-name="L2">
      <style:paragraph-properties fo:line-height="150%"/>
      <style:text-properties officeooo:paragraph-rsid="00178146"/>
    </style:style>
    <style:style style:name="P4" style:family="paragraph" style:parent-style-name="Standard" style:list-style-name="L2">
      <style:paragraph-properties fo:line-height="150%"/>
      <style:text-properties officeooo:paragraph-rsid="001d15ae"/>
    </style:style>
    <style:style style:name="P5" style:family="paragraph" style:parent-style-name="Standard" style:list-style-name="L2">
      <style:paragraph-properties fo:line-height="150%"/>
      <style:text-properties officeooo:paragraph-rsid="005a21fe"/>
    </style:style>
    <style:style style:name="P6" style:family="paragraph" style:parent-style-name="Standard" style:list-style-name="L2">
      <style:paragraph-properties fo:line-height="150%"/>
      <style:text-properties style:font-name="FuraCode Nerd Font" style:text-underline-style="none" fo:font-weight="normal" officeooo:rsid="005a21fe" officeooo:paragraph-rsid="005a21fe" style:font-weight-asian="normal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style:font-name="FuraCode Nerd Font" fo:font-size="9.5pt" fo:font-weight="bold" officeooo:rsid="00424bac" officeooo:paragraph-rsid="00424bac" style:font-size-asian="9.5pt" style:font-weight-asian="bold" style:font-size-complex="9.5pt" style:font-weight-complex="bold"/>
    </style:style>
    <style:style style:name="P8" style:family="paragraph" style:parent-style-name="Standard">
      <style:paragraph-properties fo:line-height="150%"/>
      <style:text-properties style:font-name="FuraCode Nerd Font" fo:font-size="9.5pt" fo:font-weight="bold" officeooo:rsid="0041086d" officeooo:paragraph-rsid="0041086d" style:font-size-asian="9.5pt" style:font-weight-asian="bold" style:font-size-complex="9.5pt" style:font-weight-complex="bold"/>
    </style:style>
    <style:style style:name="P9" style:family="paragraph" style:parent-style-name="Standard">
      <style:paragraph-properties fo:line-height="150%"/>
      <style:text-properties style:font-name="FuraCode Nerd Font" fo:font-size="9.5pt" fo:font-weight="bold" officeooo:rsid="00562511" officeooo:paragraph-rsid="00562511" style:font-size-asian="9.5pt" style:font-weight-asian="bold" style:font-size-complex="9.5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FuraCode Nerd Font" fo:font-size="9.5pt" officeooo:rsid="00562511" officeooo:paragraph-rsid="00562511" style:font-size-asian="9.5pt" style:font-size-complex="9.5pt"/>
    </style:style>
    <style:style style:name="P11" style:family="paragraph" style:parent-style-name="Standard" style:list-style-name="L2">
      <style:paragraph-properties fo:line-height="150%"/>
      <style:text-properties style:font-name="FuraCode Nerd Font" fo:font-size="9.5pt" officeooo:paragraph-rsid="0025e96f" style:font-size-asian="9.5pt" style:font-size-complex="9.5pt"/>
    </style:style>
    <style:style style:name="P12" style:family="paragraph" style:parent-style-name="Standard" style:list-style-name="L2">
      <style:paragraph-properties fo:line-height="150%"/>
      <style:text-properties style:font-name="FuraCode Nerd Font" fo:font-size="9.5pt" officeooo:paragraph-rsid="003d16e9" style:font-size-asian="9.5pt" style:font-size-complex="9.5pt"/>
    </style:style>
    <style:style style:name="P13" style:family="paragraph" style:parent-style-name="Standard">
      <style:paragraph-properties fo:line-height="150%"/>
      <style:text-properties style:font-name="FuraCode Nerd Font" fo:font-size="9.5pt" officeooo:rsid="001dd858" officeooo:paragraph-rsid="003d16e9" style:font-size-asian="9.5pt" style:font-size-complex="9.5pt"/>
    </style:style>
    <style:style style:name="P14" style:family="paragraph" style:parent-style-name="Standard">
      <style:paragraph-properties fo:line-height="150%"/>
      <style:text-properties style:font-name="FuraCode Nerd Font" fo:font-size="9.5pt" officeooo:rsid="003d16e9" officeooo:paragraph-rsid="003eb010" style:font-size-asian="9.5pt" style:font-size-complex="9.5pt"/>
    </style:style>
    <style:style style:name="P15" style:family="paragraph" style:parent-style-name="Standard" style:list-style-name="L1">
      <style:paragraph-properties fo:line-height="150%"/>
      <style:text-properties style:font-name="FuraCode Nerd Font" fo:font-size="9.5pt" fo:font-weight="normal" officeooo:rsid="0039f69c" officeooo:paragraph-rsid="00434e03" style:font-size-asian="9.5pt" style:font-weight-asian="normal" style:font-size-complex="9.5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FuraCode Nerd Font" fo:font-size="9.5pt" fo:font-weight="normal" officeooo:rsid="00562511" officeooo:paragraph-rsid="00562511" style:font-size-asian="9.5pt" style:font-weight-asian="normal" style:font-size-complex="9.5pt" style:font-weight-complex="normal"/>
    </style:style>
    <style:style style:name="P17" style:family="paragraph" style:parent-style-name="Standard" style:list-style-name="L4">
      <style:paragraph-properties fo:line-height="150%"/>
      <style:text-properties style:font-name="FuraCode Nerd Font" fo:font-size="9.5pt" fo:font-weight="normal" officeooo:rsid="003422b8" officeooo:paragraph-rsid="003422b8" style:font-size-asian="9.5pt" style:font-weight-asian="normal" style:font-size-complex="9.5pt" style:font-weight-complex="normal"/>
    </style:style>
    <style:style style:name="P18" style:family="paragraph" style:parent-style-name="Standard">
      <style:paragraph-properties fo:line-height="150%"/>
      <style:text-properties style:font-name="FuraCode Nerd Font" fo:font-size="9.5pt" style:text-underline-style="none" fo:font-weight="bold" officeooo:rsid="0041086d" officeooo:paragraph-rsid="0041086d" style:font-size-asian="9.5pt" style:font-weight-asian="bold" style:font-size-complex="9.5pt" style:font-weight-complex="bold"/>
    </style:style>
    <style:style style:name="P19" style:family="paragraph" style:parent-style-name="Standard" style:list-style-name="L2">
      <style:paragraph-properties fo:line-height="150%"/>
      <style:text-properties style:font-name="FuraCode Nerd Font" fo:font-size="9.5pt" style:text-underline-style="none" fo:font-weight="bold" officeooo:rsid="005a21fe" officeooo:paragraph-rsid="0065c48f" style:font-size-asian="9.5pt" style:font-weight-asian="bold" style:font-size-complex="9.5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style:font-name="FuraCode Nerd Font" fo:font-size="9.5pt" style:text-underline-style="none" fo:font-weight="bold" officeooo:rsid="003d16e9" officeooo:paragraph-rsid="003d16e9" style:font-size-asian="9.5pt" style:font-weight-asian="bold" style:font-size-complex="9.5pt" style:font-weight-complex="bold"/>
    </style:style>
    <style:style style:name="P21" style:family="paragraph" style:parent-style-name="Standard">
      <style:paragraph-properties fo:line-height="150%"/>
      <style:text-properties style:font-name="FuraCode Nerd Font" fo:font-size="9.5pt" style:text-underline-style="none" fo:font-weight="bold" officeooo:rsid="001dd858" officeooo:paragraph-rsid="003d16e9" style:font-size-asian="9.5pt" style:font-weight-asian="bold" style:font-size-complex="9.5pt" style:font-weight-complex="bold"/>
    </style:style>
    <style:style style:name="P22" style:family="paragraph" style:parent-style-name="Standard" style:list-style-name="L2">
      <style:paragraph-properties fo:line-height="150%"/>
      <style:text-properties style:font-name="FuraCode Nerd Font" fo:font-size="9.5pt" style:text-underline-style="none" fo:font-weight="normal" officeooo:rsid="00106978" officeooo:paragraph-rsid="00178146" style:font-size-asian="9.5pt" style:font-weight-asian="normal" style:font-size-complex="9.5pt" style:font-weight-complex="normal"/>
    </style:style>
    <style:style style:name="P23" style:family="paragraph" style:parent-style-name="Standard" style:list-style-name="L2">
      <style:paragraph-properties fo:line-height="150%"/>
      <style:text-properties style:font-name="FuraCode Nerd Font" fo:font-size="9.5pt" style:text-underline-style="none" fo:font-weight="normal" officeooo:rsid="005a21fe" officeooo:paragraph-rsid="005a21fe" style:font-size-asian="9.5pt" style:font-weight-asian="normal" style:font-size-complex="9.5pt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style:font-name="FuraCode Nerd Font" fo:font-size="9.5pt" style:text-underline-style="none" fo:font-weight="normal" officeooo:rsid="00562511" officeooo:paragraph-rsid="00562511" style:font-size-asian="9.5pt" style:font-weight-asian="normal" style:font-size-complex="9.5pt" style:font-weight-complex="normal"/>
    </style:style>
    <style:style style:name="P25" style:family="paragraph" style:parent-style-name="Standard" style:list-style-name="L2">
      <style:paragraph-properties fo:line-height="150%"/>
      <style:text-properties style:font-name="FuraCode Nerd Font" fo:font-size="9.5pt" style:text-underline-style="none" officeooo:rsid="0017bc5d" officeooo:paragraph-rsid="0018377b" style:font-size-asian="9.5pt" style:font-size-complex="9.5pt"/>
    </style:style>
    <style:style style:name="P26" style:family="paragraph" style:parent-style-name="Standard" style:list-style-name="L2">
      <style:paragraph-properties fo:line-height="150%"/>
      <style:text-properties style:font-name="FuraCode Nerd Font" fo:font-size="9.5pt" style:text-underline-style="none" officeooo:rsid="00190738" officeooo:paragraph-rsid="004bfd90" style:font-size-asian="9.5pt" style:font-size-complex="9.5pt"/>
    </style:style>
    <style:style style:name="P27" style:family="paragraph" style:parent-style-name="Standard" style:list-style-name="L2">
      <style:paragraph-properties fo:line-height="150%"/>
      <style:text-properties style:font-name="FuraCode Nerd Font" fo:font-size="9.5pt" style:text-underline-style="none" officeooo:rsid="001ad874" officeooo:paragraph-rsid="001ad874" style:font-size-asian="9.5pt" style:font-size-complex="9.5pt"/>
    </style:style>
    <style:style style:name="P28" style:family="paragraph" style:parent-style-name="Standard" style:list-style-name="L2">
      <style:paragraph-properties fo:line-height="150%"/>
      <style:text-properties style:font-name="FuraCode Nerd Font" fo:font-size="9.5pt" style:text-underline-style="none" officeooo:rsid="001c4b62" officeooo:paragraph-rsid="004bfd90" style:font-size-asian="9.5pt" style:font-size-complex="9.5pt"/>
    </style:style>
    <style:style style:name="P29" style:family="paragraph" style:parent-style-name="Standard" style:list-style-name="L2">
      <style:paragraph-properties fo:line-height="150%"/>
      <style:text-properties style:font-name="FuraCode Nerd Font" fo:font-size="9.5pt" style:text-underline-style="none" officeooo:rsid="001d15ae" officeooo:paragraph-rsid="003bf16a" style:font-size-asian="9.5pt" style:font-size-complex="9.5pt"/>
    </style:style>
    <style:style style:name="P30" style:family="paragraph" style:parent-style-name="Standard" style:list-style-name="L3">
      <style:paragraph-properties fo:line-height="150%"/>
      <style:text-properties style:font-name="FuraCode Nerd Font" fo:font-size="9.5pt" style:text-underline-style="none" officeooo:paragraph-rsid="0032cef9" style:font-size-asian="9.5pt" style:font-size-complex="9.5pt"/>
    </style:style>
    <style:style style:name="P31" style:family="paragraph" style:parent-style-name="Standard" style:list-style-name="L2">
      <style:paragraph-properties fo:line-height="150%"/>
      <style:text-properties style:font-name="FuraCode Nerd Font" fo:font-size="9.5pt" style:text-underline-style="solid" style:text-underline-width="auto" style:text-underline-color="font-color" officeooo:rsid="0017bc5d" officeooo:paragraph-rsid="0018377b" style:font-size-asian="9.5pt" style:font-size-complex="9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abcc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55167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abcc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06978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60dcf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officeooo:rsid="0046a29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officeooo:rsid="00106978" style:font-weight-asian="normal" style:font-weight-complex="normal"/>
    </style:style>
    <style:style style:name="T12" style:family="text">
      <style:text-properties style:text-underline-style="none" fo:font-weight="normal" officeooo:rsid="00287ead" style:font-weight-asian="normal" style:font-weight-complex="normal"/>
    </style:style>
    <style:style style:name="T13" style:family="text">
      <style:text-properties style:text-underline-style="none" fo:font-weight="normal" officeooo:rsid="0029d43e" style:font-weight-asian="normal" style:font-weight-complex="normal"/>
    </style:style>
    <style:style style:name="T14" style:family="text">
      <style:text-properties style:text-underline-style="none" fo:font-weight="normal" officeooo:rsid="001142fa" style:font-weight-asian="normal" style:font-weight-complex="normal"/>
    </style:style>
    <style:style style:name="T15" style:family="text">
      <style:text-properties style:text-underline-style="none" fo:font-weight="normal" officeooo:rsid="00455167" style:font-weight-asian="normal" style:font-weight-complex="normal"/>
    </style:style>
    <style:style style:name="T16" style:family="text">
      <style:text-properties style:text-underline-style="none" fo:font-weight="normal" officeooo:rsid="00562511" style:font-weight-asian="normal" style:font-weight-complex="normal"/>
    </style:style>
    <style:style style:name="T17" style:family="text">
      <style:text-properties style:text-underline-style="none" officeooo:rsid="001d3329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officeooo:rsid="00515168"/>
    </style:style>
    <style:style style:name="T20" style:family="text">
      <style:text-properties officeooo:rsid="0018377b"/>
    </style:style>
    <style:style style:name="T21" style:family="text">
      <style:text-properties officeooo:rsid="001f6e7a"/>
    </style:style>
    <style:style style:name="T22" style:family="text">
      <style:text-properties style:font-name="FuraCode Nerd Font" fo:font-size="10pt" style:text-underline-style="solid" style:text-underline-width="auto" style:text-underline-color="font-color" officeooo:rsid="0046a29e" style:font-size-asian="10pt" style:font-size-complex="10pt"/>
    </style:style>
    <style:style style:name="T23" style:family="text">
      <style:text-properties style:font-name="FuraCode Nerd Font" fo:font-size="10pt" style:text-underline-style="solid" style:text-underline-width="auto" style:text-underline-color="font-color" fo:font-weight="normal" officeooo:rsid="0046a29e" style:font-size-asian="10pt" style:font-weight-asian="normal" style:font-size-complex="10pt" style:font-weight-complex="normal"/>
    </style:style>
    <style:style style:name="T24" style:family="text">
      <style:text-properties style:font-name="FuraCode Nerd Font" fo:font-size="10pt" style:text-underline-style="none" fo:font-weight="normal" officeooo:rsid="005a6fae" style:font-size-asian="10pt" style:font-weight-asian="normal" style:font-size-complex="10pt" style:font-weight-complex="normal"/>
    </style:style>
    <style:style style:name="T25" style:family="text">
      <style:text-properties style:font-name="FuraCode Nerd Font" officeooo:rsid="0032cef9"/>
    </style:style>
    <style:style style:name="T26" style:family="text">
      <style:text-properties style:font-name="FuraCode Nerd Font" officeooo:rsid="0027ea1c"/>
    </style:style>
    <style:style style:name="T27" style:family="text">
      <style:text-properties officeooo:rsid="003269d3"/>
    </style:style>
    <style:style style:name="T28" style:family="text">
      <style:text-properties officeooo:rsid="003a00d0"/>
    </style:style>
    <style:style style:name="T29" style:family="text">
      <style:text-properties officeooo:rsid="003d16e9"/>
    </style:style>
    <style:style style:name="T30" style:family="text">
      <style:text-properties officeooo:rsid="003eb010"/>
    </style:style>
    <style:style style:name="T31" style:family="text">
      <style:text-properties officeooo:rsid="00434e03"/>
    </style:style>
    <style:style style:name="T32" style:family="text">
      <style:text-properties officeooo:rsid="004bfd90"/>
    </style:style>
    <style:style style:name="T33" style:family="text">
      <style:text-properties officeooo:rsid="00575df0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style:text-underline-style="none" fo:font-weight="normal" officeooo:rsid="005a6fae" style:font-size-asian="10pt" style:font-weight-asian="normal" style:font-size-complex="10pt" style:font-weight-complex="normal"/>
    </style:style>
    <style:style style:name="T36" style:family="text">
      <style:text-properties fo:font-size="10pt" style:text-underline-style="none" fo:font-weight="normal" officeooo:rsid="005a21fe" style:font-size-asian="10pt" style:font-weight-asian="normal" style:font-size-complex="10pt" style:font-weight-complex="normal"/>
    </style:style>
    <style:style style:name="T37" style:family="text">
      <style:text-properties fo:font-size="10pt" style:text-underline-style="solid" style:text-underline-width="auto" style:text-underline-color="font-color" fo:font-weight="normal" officeooo:rsid="0046a29e" style:font-size-asian="10pt" style:font-weight-asian="normal" style:font-size-complex="10pt" style:font-weight-complex="normal"/>
    </style:style>
    <style:style style:name="T38" style:family="text">
      <style:text-properties fo:font-size="10pt" style:text-underline-style="solid" style:text-underline-width="auto" style:text-underline-color="font-color" officeooo:rsid="0046a29e" style:font-size-asian="10pt" style:font-size-complex="10pt"/>
    </style:style>
    <style:style style:name="T39" style:family="text">
      <style:text-properties style:font-name="FuraCode Nerd Font"/>
    </style:style>
    <style:style style:name="T40" style:family="text">
      <style:text-properties style:font-name="FuraCode Nerd Font" style:text-underline-style="none" fo:font-weight="normal" officeooo:rsid="005a21fe" style:font-weight-asian="normal" style:font-weight-complex="normal"/>
    </style:style>
    <style:style style:name="T41" style:family="text">
      <style:text-properties style:font-name="FuraCode Nerd Font" style:text-underline-style="none" fo:font-weight="normal" officeooo:rsid="005a6fae" style:font-weight-asian="normal" style:font-weight-complex="normal"/>
    </style:style>
    <style:style style:name="T42" style:family="text">
      <style:text-properties style:font-name="FuraCode Nerd Font" fo:font-size="10pt" style:text-underline-style="none" fo:font-weight="normal" officeooo:rsid="005a21fe" style:font-size-asian="10pt" style:font-weight-asian="normal" style:font-size-complex="10pt" style:font-weight-complex="normal"/>
    </style:style>
    <style:style style:name="T43" style:family="text">
      <style:text-properties style:font-name="FuraCode Nerd Font" fo:font-size="10pt" style:text-underline-style="none" fo:font-weight="normal" officeooo:rsid="005a6fae" style:font-size-asian="10pt" style:font-weight-asian="normal" style:font-size-complex="10pt" style:font-weight-complex="normal"/>
    </style:style>
    <style:style style:name="T44" style:family="text">
      <style:text-properties style:font-name="FuraCode Nerd Font" fo:font-size="10pt" style:text-underline-style="solid" style:text-underline-width="auto" style:text-underline-color="font-color" fo:font-weight="normal" officeooo:rsid="0046a29e" style:font-size-asian="10pt" style:font-weight-asian="normal" style:font-size-complex="10pt" style:font-weight-complex="normal"/>
    </style:style>
    <style:style style:name="T45" style:family="text">
      <style:text-properties style:font-name="FuraCode Nerd Font" fo:font-size="10pt" style:text-underline-style="solid" style:text-underline-width="auto" style:text-underline-color="font-color" officeooo:rsid="0046a29e" style:font-size-asian="10pt" style:font-size-complex="10pt"/>
    </style:style>
    <style:style style:name="T46" style:family="text">
      <style:text-properties style:font-name="FuraCode Nerd Font" officeooo:rsid="00575df0"/>
    </style:style>
    <style:style style:name="T47" style:family="text">
      <style:text-properties style:font-name="FuraCode Nerd Font" officeooo:rsid="003269d3"/>
    </style:style>
    <style:style style:name="T48" style:family="text">
      <style:text-properties style:font-name="FuraCode Nerd Font" style:text-underline-style="solid" style:text-underline-width="auto" style:text-underline-color="font-color" fo:font-weight="normal" officeooo:rsid="0046a29e" style:font-weight-asian="normal" style:font-weight-complex="normal"/>
    </style:style>
    <style:style style:name="T49" style:family="text">
      <style:text-properties style:font-name="FuraCode Nerd Font" style:text-underline-style="solid" style:text-underline-width="auto" style:text-underline-color="font-color" officeooo:rsid="0046a29e"/>
    </style:style>
    <style:style style:name="T50" style:family="text">
      <style:text-properties style:font-name="FuraCode Nerd Font" fo:font-size="9.5pt" style:font-size-asian="9.5pt" style:font-size-complex="9.5pt"/>
    </style:style>
    <style:style style:name="T51" style:family="text">
      <style:text-properties style:font-name="FuraCode Nerd Font" fo:font-size="9.5pt" officeooo:rsid="00575df0" style:font-size-asian="9.5pt" style:font-size-complex="9.5pt"/>
    </style:style>
    <style:style style:name="T52" style:family="text">
      <style:text-properties style:font-name="FuraCode Nerd Font" fo:font-size="9.5pt" officeooo:rsid="003269d3" style:font-size-asian="9.5pt" style:font-size-complex="9.5pt"/>
    </style:style>
    <style:style style:name="T53" style:family="text">
      <style:text-properties style:font-name="FuraCode Nerd Font" fo:font-size="9.5pt" style:text-underline-style="none" fo:font-weight="normal" officeooo:rsid="005a6fae" style:font-size-asian="9.5pt" style:font-weight-asian="normal" style:font-size-complex="9.5pt" style:font-weight-complex="normal"/>
    </style:style>
    <style:style style:name="T54" style:family="text">
      <style:text-properties style:font-name="FuraCode Nerd Font" fo:font-size="9.5pt" style:text-underline-style="none" fo:font-weight="normal" officeooo:rsid="005a21fe" style:font-size-asian="9.5pt" style:font-weight-asian="normal" style:font-size-complex="9.5pt" style:font-weight-complex="normal"/>
    </style:style>
    <style:style style:name="T55" style:family="text">
      <style:text-properties style:font-name="FuraCode Nerd Font" fo:font-size="9.5pt" style:text-underline-style="solid" style:text-underline-width="auto" style:text-underline-color="font-color" fo:font-weight="normal" officeooo:rsid="0046a29e" style:font-size-asian="9.5pt" style:font-weight-asian="normal" style:font-size-complex="9.5pt" style:font-weight-complex="normal"/>
    </style:style>
    <style:style style:name="T56" style:family="text">
      <style:text-properties style:font-name="FuraCode Nerd Font" fo:font-size="9.5pt" style:text-underline-style="solid" style:text-underline-width="auto" style:text-underline-color="font-color" officeooo:rsid="0046a29e" style:font-size-asian="9.5pt" style:font-size-complex="9.5pt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626c81" style:font-weight-asian="normal" style:font-weight-complex="normal"/>
    </style:style>
    <style:style style:name="T59" style:family="text">
      <style:text-properties fo:font-weight="normal" officeooo:rsid="0065c48f" style:font-weight-asian="normal" style:font-weight-complex="normal"/>
    </style:style>
    <style:style style:name="T60" style:family="text">
      <style:text-properties officeooo:rsid="005ba704"/>
    </style:style>
    <style:style style:name="T61" style:family="text">
      <style:text-properties officeooo:rsid="005dc2da"/>
    </style:style>
    <style:style style:name="T62" style:family="text">
      <style:text-properties officeooo:rsid="0032cef9"/>
    </style:style>
    <style:style style:name="T63" style:family="text">
      <style:text-properties officeooo:rsid="0027ea1c"/>
    </style:style>
    <style:style style:name="T64" style:family="text">
      <style:text-properties fo:font-size="9.5pt" style:font-size-asian="9.5pt" style:font-size-complex="9.5pt"/>
    </style:style>
    <style:style style:name="T65" style:family="text">
      <style:text-properties officeooo:rsid="00626c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JOEY PABALINAS</text:p>
      <text:p text:style-name="P1"><text:a xlink:type="simple" xlink:href="mailto:alyptik@protonmail.com" text:style-name="Internet_20_link" text:visited-style-name="Visited_20_Internet_20_Link"><text:span text:style-name="T50">alyptik@protonmail.com</text:span></text:a><text:span text:style-name="T50"> </text:span><text:span text:style-name="T51">— </text:span><text:span text:style-name="T50">(808) 455-6605</text:span></text:p>
      <text:p text:style-name="P1"><text:a xlink:type="simple" xlink:href="https://github.com/alyptik" text:style-name="Internet_20_link" text:visited-style-name="Visited_20_Internet_20_Link"><text:span text:style-name="T50">https://github.com/alyptik</text:span></text:a><text:span text:style-name="T50"> </text:span><text:span text:style-name="T52">—</text:span><text:span text:style-name="T50"> </text:span><text:a xlink:type="simple" xlink:href="https://alyp.tk/" text:style-name="Internet_20_link" text:visited-style-name="Visited_20_Internet_20_Link"><text:span text:style-name="T50">https://alyp.tk</text:span></text:a></text:p>
      <text:p text:style-name="P10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8">OBJECTIVE</text:p>
      <text:list xml:id="list63818066" text:style-name="L1">
        <text:list-item>
          <text:p text:style-name="P15"><text:span text:style-name="T28">F</text:span>ull-time software developer <text:span text:style-name="T28">and engineer.</text:span></text:p>
          <text:list>
            <text:list-item>
              <text:p text:style-name="P15"><text:span text:style-name="T31">B</text:span>ack-end preference, but willing to be flexible <text:span text:style-name="T31">upon request</text:span>.</text:p>
            </text:list-item>
          </text:list>
        </text:list-item>
      </text:list>
      <text:p text:style-name="P16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18">PROJECTS AND CONTRIBUTIONS</text:p>
      <text:list xml:id="list1316209835" text:style-name="L2">
        <text:list-item>
          <text:p text:style-name="P11"><text:span text:style-name="T7">WeeChat </text:span><text:span text:style-name="T6">(Contributor)</text:span><text:span text:style-name="T7">:</text:span><text:span text:style-name="T11"> </text:span><text:span text:style-name="T16">E</text:span><text:span text:style-name="T12">xtensible </text:span><text:span text:style-name="T11">IRC </text:span><text:span text:style-name="T13">c</text:span><text:span text:style-name="T11">lien</text:span><text:span text:style-name="T14">t.</text:span></text:p>
          <text:p text:style-name="P2"><text:a xlink:type="simple" xlink:href="https://github.com/weechat/weechat/pull/1090" text:style-name="Internet_20_link" text:visited-style-name="Visited_20_Internet_20_Link"><text:span text:style-name="T53">&lt;https://github.com/weechat/weechat/pull/1090&gt;</text:span></text:a></text:p>
          <text:list>
            <text:list-item>
              <text:p text:style-name="P22">Contributed CMake fix for broken builds caused by split ncurses and tinfo.</text:p>
              <text:p text:style-name="P3"><text:a xlink:type="simple" xlink:href="https://github.com/weechat/weechat/commit/7a17941a5bb908d4276179b1b83ccda1f0bca889" text:style-name="Internet_20_link" text:visited-style-name="Visited_20_Internet_20_Link"><text:span text:style-name="T55">&lt;</text:span></text:a><text:a xlink:type="simple" xlink:href="https://github.com/weechat/weechat/commit/7a17941a5bb908d4276179b1b83ccda1f0bca889" text:style-name="Internet_20_link" text:visited-style-name="Visited_20_Internet_20_Link"><text:span text:style-name="T55">https://github.com/weechat/weechat/commit/7a17941a5bb908d4276179b1b83ccda1f0bca889</text:span></text:a><text:a xlink:type="simple" xlink:href="https://github.com/weechat/weechat/commit/7a17941a5bb908d4276179b1b83ccda1f0bca889" text:style-name="Internet_20_link" text:visited-style-name="Visited_20_Internet_20_Link"><text:span text:style-name="T55">&gt;</text:span></text:a></text:p>
            </text:list-item>
          </text:list>
        </text:list-item>
        <text:list-item>
          <text:p text:style-name="P19"><text:span text:style-name="T9">M</text:span><text:span text:style-name="T3">ixxx (Contributor):</text:span><text:span text:style-name="T57"> </text:span><text:span text:style-name="T58">Open-</text:span><text:span text:style-name="T59">source</text:span><text:span text:style-name="T57">, cross-platform DJ software.</text:span></text:p>
          <text:p text:style-name="P6"><text:span text:style-name="T64">&lt;</text:span><text:a xlink:type="simple" xlink:href="https://github.com/mixxxdj/mixxx/pull/1073" text:style-name="Internet_20_link" text:visited-style-name="Visited_20_Internet_20_Link"><text:span text:style-name="T64">https://github.com/mixxxdj/mixxx/pull/1073</text:span></text:a><text:span text:style-name="T64">&gt;</text:span></text:p>
          <text:list>
            <text:list-item>
              <text:p text:style-name="P23">Contributed <text:span text:style-name="T61">patch for </text:span>Chromaprint library API <text:span text:style-name="T61">change handling.</text:span></text:p>
              <text:p text:style-name="P5"><text:a xlink:type="simple" xlink:href="https://github.com/mixxxdj/mixxx/commit/5b252f36ce091d3a0d56afd10ad4085747c6708f" text:style-name="Internet_20_link" text:visited-style-name="Visited_20_Internet_20_Link">&lt;https://github.com/mixxxdj/mixxx/commit/5b252f36ce091d3a0d56afd10ad4085747c6708f&gt;</text:a><text:span text:style-name="T54">8f&gt;</text:span></text:p>
            </text:list-item>
          </text:list>
        </text:list-item>
        <text:list-item>
          <text:p text:style-name="P31"><text:span text:style-name="T1">CEPL </text:span><text:span text:style-name="T2">(Author)</text:span><text:span text:style-name="T1">:</text:span><text:span text:style-name="T18"> </text:span><text:span text:style-name="T15">I</text:span><text:span text:style-name="T10">nteractive C (ISO/IEC 9899:2011) read–eval–print loop (REPL).</text:span></text:p>
          <text:p text:style-name="P2"><text:a xlink:type="simple" xlink:href="https://github.com/alyptik/cepl" text:style-name="Internet_20_link" text:visited-style-name="Visited_20_Internet_20_Link"><text:span text:style-name="T55">&lt;https://github.com/alyptik/cepl&gt;</text:span></text:a></text:p>
          <text:list>
            <text:list-item>
              <text:p text:style-name="P25"><text:span text:style-name="T20">Allows choice of arbitrary </text:span>compiler <text:span text:style-name="T20">backend.</text:span></text:p>
            </text:list-item>
            <text:list-item>
              <text:p text:style-name="P25"><text:span text:style-name="T20">Uses GNU Readline/History for command history and </text:span>incremental undo.</text:p>
            </text:list-item>
            <text:list-item>
              <text:p text:style-name="P26">Uses LibELF <text:span text:style-name="T32">to generate tab completion for shared library functions</text:span>.</text:p>
            </text:list-item>
            <text:list-item>
              <text:p text:style-name="P27">Supports Intel &amp; ATT <text:span text:style-name="T60">assembler and</text:span> C <text:span text:style-name="T60">source code output.</text:span></text:p>
            </text:list-item>
            <text:list-item>
              <text:p text:style-name="P28">Tracks and outputs values of <text:span text:style-name="T32">variables.</text:span></text:p>
            </text:list-item>
          </text:list>
        </text:list-item>
        <text:list-item>
          <text:p text:style-name="P29"><text:span text:style-name="T5">D</text:span><text:span text:style-name="T4">erpGP </text:span><text:span text:style-name="T6">(Co-</text:span><text:span text:style-name="T8">a</text:span><text:span text:style-name="T6">uthor)</text:span><text:span text:style-name="T4">:</text:span> GnuPG to PKCS#1/PKCS#8 conversion tool.</text:p>
          <text:p text:style-name="P4"><text:a xlink:type="simple" xlink:href="https://github.com/alyptik/derpgp" text:style-name="Internet_20_link" text:visited-style-name="Visited_20_Internet_20_Link"><text:span text:style-name="T56">&lt;https://github.com/alyptik/derpgp&gt;</text:span></text:a></text:p>
          <text:list>
            <text:list-item>
              <text:p text:style-name="P12"><text:span text:style-name="T17">Parses a GnuP</text:span><text:span text:style-name="T19">G</text:span><text:span text:style-name="T17"> key and convert it to PKCS#1/PKCS#8 ASN.1 format.</text:span></text:p>
            </text:list-item>
          </text:list>
        </text:list-item>
      </text:list>
      <text:p text:style-name="P24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20">SKILLS</text:p>
      <text:p text:style-name="P21"><text:tab/>C<text:tab/><text:tab/><text:span text:style-name="T30">C++<text:tab/><text:tab/></text:span>Perl<text:tab/><text:tab/><text:span text:style-name="T29">Git Revision Control System</text:span></text:p>
      <text:p text:style-name="P13"><text:tab/><text:span text:style-name="T30">Python<text:tab/><text:tab/></text:span>Javascript<text:tab/>Java<text:tab/><text:tab/>Shell <text:span text:style-name="T21">(POSIX Shell, Bash, and Zsh)</text:span></text:p>
      <text:p text:style-name="P14"><text:tab/>Make<text:tab/><text:tab/>CMake<text:tab/><text:tab/>IRC<text:tab/><text:tab/>Linux/Windows System Administration</text:p>
      <text:p text:style-name="P16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8">EDUCATION</text:p>
      <text:list xml:id="list3789763366" text:style-name="L3">
        <text:list-item>
          <text:p text:style-name="P30"><text:span text:style-name="T62">2017 — A.A. in Liberal Arts, Leeward Community College.</text:span></text:p>
        </text:list-item>
      </text:list>
      <text:p text:style-name="P24">———————————————————————————————————————————————————————————————————————————————————</text:p>
      <text:p text:style-name="P9">REFERENCES</text:p>
      <text:list xml:id="list1350076130" text:style-name="L4">
        <text:list-item>
          <text:p text:style-name="P17">Available upon reque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uraCode Nerd Font" svg:font-family="'FuraCode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0:10:05.319701412</meta:creation-date>
    <dc:date>2017-12-16T10:41:48.696208883</dc:date>
    <meta:editing-duration>PT1H57M17S</meta:editing-duration>
    <meta:editing-cycles>74</meta:editing-cycles>
    <meta:generator>LibreOffice/5.4.3.2$Linux_X86_64 LibreOffice_project/40m0$Build-2</meta:generator>
    <meta:document-statistic meta:table-count="0" meta:image-count="0" meta:object-count="0" meta:page-count="1" meta:paragraph-count="38" meta:word-count="190" meta:character-count="1974" meta:non-whitespace-character-count="1827"/>
  </office:meta>
</office:document-meta>
</file>